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600000147006F2258.png" manifest:media-type="image/png"/>
  <manifest:file-entry manifest:full-path="Pictures/10000201000000F60000014672EB8C0C.png" manifest:media-type="image/png"/>
  <manifest:file-entry manifest:full-path="Pictures/10000201000001B00000014920AFF0E9.png" manifest:media-type="image/png"/>
  <manifest:file-entry manifest:full-path="Pictures/10000201000001B20000014A4709FE7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555cm" svg:height="8.444cm" svg:x="0.637cm" svg:y="0.508cm">
          <draw:image xlink:href="Pictures/10000201000001B20000014A4709FE72.png" xlink:type="simple" xlink:show="embed" xlink:actuate="onLoad">
            <text:p/>
          </draw:image>
        </draw:frame>
        <draw:line draw:style-name="gr2" draw:text-style-name="P1" draw:layer="layout" svg:x1="12.346cm" svg:y1="5.272cm" svg:x2="16.21cm" svg:y2="5.272cm">
          <text:p/>
        </draw:line>
        <draw:frame draw:style-name="gr1" draw:text-style-name="P1" draw:layer="layout" svg:width="11.337cm" svg:height="9.188cm" svg:x="16.256cm" svg:y="0.172cm">
          <draw:image xlink:href="Pictures/10000201000001B00000014920AFF0E9.png" xlink:type="simple" xlink:show="embed" xlink:actuate="onLoad">
            <text:p/>
          </draw:image>
        </draw:frame>
        <draw:frame draw:style-name="gr3" draw:layer="layout" svg:width="3.302cm" svg:height="0.962cm" svg:x="12.692cm" svg:y="4.21cm">
          <draw:text-box>
            <text:p>Vertex 1</text:p>
          </draw:text-box>
        </draw:frame>
        <draw:frame draw:style-name="gr1" draw:text-style-name="P1" draw:layer="layout" svg:width="10.397cm" svg:height="9.652cm" svg:x="16.58cm" svg:y="11.052cm">
          <draw:image xlink:href="Pictures/100002010000017600000147006F2258.png" xlink:type="simple" xlink:show="embed" xlink:actuate="onLoad">
            <text:p/>
          </draw:image>
        </draw:frame>
        <draw:line draw:style-name="gr4" draw:text-style-name="P1" draw:layer="layout" svg:x1="23.114cm" svg:y1="7.62cm" svg:x2="23.114cm" svg:y2="10.16cm">
          <text:p/>
        </draw:line>
        <draw:frame draw:style-name="gr1" draw:text-style-name="P1" draw:layer="layout" svg:width="6.604cm" svg:height="9.652cm" svg:x="2.032cm" svg:y="11.248cm">
          <draw:image xlink:href="Pictures/10000201000000F60000014672EB8C0C.png" xlink:type="simple" xlink:show="embed" xlink:actuate="onLoad">
            <text:p/>
          </draw:image>
        </draw:frame>
        <draw:frame draw:style-name="gr3" draw:layer="layout" svg:width="3.81cm" svg:height="0.962cm" svg:x="12.284cm" svg:y="15.178cm">
          <draw:text-box>
            <text:p>Vertex 3</text:p>
          </draw:text-box>
        </draw:frame>
        <draw:line draw:style-name="gr2" draw:text-style-name="P1" draw:layer="layout" svg:x1="15.746cm" svg:y1="16.372cm" svg:x2="11.42cm" svg:y2="16.31cm">
          <text:p/>
        </draw:line>
        <draw:frame draw:style-name="gr3" draw:layer="layout" svg:width="3.048cm" svg:height="0.962cm" svg:x="23.268cm" svg:y="8.228cm">
          <draw:text-box>
            <text:p>Vertex 2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6T09:18:40.354549486</meta:creation-date>
    <dc:date>2016-05-27T07:37:26.641629250</dc:date>
    <meta:editing-duration>PT1M38S</meta:editing-duration>
    <meta:editing-cycles>1</meta:editing-cycles>
    <meta:document-statistic meta:object-count="33"/>
    <meta:generator>LibreOffice/4.2.8.2$Linux_X86_64 LibreOffice_project/420m0$Build-2</meta:generator>
  </office:meta>
</office:document-meta>
</file>